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Slack-Lato" svg:font-family="Slack-Lato, appleLogo, sans-serif"/>
    <style:font-face style:name="inherit" svg:font-family="inherit"/>
    <style:font-face style:name="noto serif" svg:font-family="'noto serif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rsid="001e0a88" officeooo:paragraph-rsid="001e0a88" style:font-weight-asian="bold" style:font-weight-complex="bold"/>
    </style:style>
    <style:style style:name="P2" style:family="paragraph" style:parent-style-name="Standard">
      <style:paragraph-properties fo:line-height="115%"/>
      <style:text-properties fo:font-weight="bold" officeooo:rsid="00202281" officeooo:paragraph-rsid="00202281" style:font-weight-asian="bold" style:font-weight-complex="bold"/>
    </style:style>
    <style:style style:name="P3" style:family="paragraph" style:parent-style-name="Standard">
      <style:paragraph-properties fo:line-height="115%"/>
      <style:text-properties fo:font-weight="bold" officeooo:rsid="00227006" officeooo:paragraph-rsid="00227006" style:font-weight-asian="bold" style:font-weight-complex="bold"/>
    </style:style>
    <style:style style:name="P4" style:family="paragraph" style:parent-style-name="Standard">
      <style:paragraph-properties fo:line-height="115%"/>
      <style:text-properties officeooo:rsid="001be908" officeooo:paragraph-rsid="001be908"/>
    </style:style>
    <style:style style:name="P5" style:family="paragraph" style:parent-style-name="Standard">
      <style:paragraph-properties fo:line-height="115%"/>
      <style:text-properties fo:font-weight="normal" officeooo:rsid="00202281" officeooo:paragraph-rsid="00202281" style:font-weight-asian="normal" style:font-weight-complex="normal"/>
    </style:style>
    <style:style style:name="P6" style:family="paragraph" style:parent-style-name="Standard">
      <style:paragraph-properties fo:line-height="115%"/>
      <style:text-properties fo:font-weight="normal" officeooo:rsid="0021d250" officeooo:paragraph-rsid="0021d250" style:font-weight-asian="normal" style:font-weight-complex="normal"/>
    </style:style>
    <style:style style:name="P7" style:family="paragraph" style:parent-style-name="Standard">
      <style:paragraph-properties fo:line-height="115%"/>
      <style:text-properties fo:font-weight="normal" officeooo:rsid="002d6771" officeooo:paragraph-rsid="002d6771" style:font-weight-asian="normal" style:font-weight-complex="normal"/>
    </style:style>
    <style:style style:name="P8" style:family="paragraph" style:parent-style-name="Standard">
      <style:paragraph-properties fo:line-height="115%"/>
      <style:text-properties fo:font-weight="normal" officeooo:rsid="002e5641" officeooo:paragraph-rsid="002e5641" style:font-weight-asian="normal" style:font-weight-complex="normal"/>
    </style:style>
    <style:style style:name="P9" style:family="paragraph" style:parent-style-name="Standard">
      <style:paragraph-properties fo:line-height="115%"/>
      <style:text-properties officeooo:rsid="000b3ccd" officeooo:paragraph-rsid="001d4e35"/>
    </style:style>
    <style:style style:name="P10" style:family="paragraph" style:parent-style-name="Standard">
      <style:paragraph-properties fo:line-height="115%"/>
      <style:text-properties officeooo:rsid="001e0a88" officeooo:paragraph-rsid="001e0a88"/>
    </style:style>
    <style:style style:name="P11" style:family="paragraph" style:parent-style-name="Standard">
      <style:paragraph-properties fo:line-height="115%"/>
      <style:text-properties officeooo:rsid="001ee96d" officeooo:paragraph-rsid="001ee96d"/>
    </style:style>
    <style:style style:name="P12" style:family="paragraph" style:parent-style-name="Standard">
      <style:paragraph-properties fo:line-height="115%"/>
      <style:text-properties officeooo:rsid="001f8b67" officeooo:paragraph-rsid="001f8b67"/>
    </style:style>
    <style:style style:name="P13" style:family="paragraph" style:parent-style-name="Standard">
      <style:paragraph-properties fo:line-height="115%"/>
      <style:text-properties officeooo:rsid="00177b48" officeooo:paragraph-rsid="001ee96d"/>
    </style:style>
    <style:style style:name="P14" style:family="paragraph" style:parent-style-name="Standard">
      <style:paragraph-properties fo:line-height="115%"/>
      <style:text-properties officeooo:rsid="00194906" officeooo:paragraph-rsid="00177b48"/>
    </style:style>
    <style:style style:name="P15" style:family="paragraph" style:parent-style-name="Standard">
      <style:paragraph-properties fo:line-height="115%"/>
      <style:text-properties officeooo:rsid="00194906" officeooo:paragraph-rsid="00194906"/>
    </style:style>
    <style:style style:name="P16" style:family="paragraph" style:parent-style-name="Standard">
      <style:paragraph-properties fo:line-height="115%"/>
      <style:text-properties officeooo:rsid="001b1606" officeooo:paragraph-rsid="001b1606"/>
    </style:style>
    <style:style style:name="P17" style:family="paragraph" style:parent-style-name="Standard">
      <style:paragraph-properties fo:line-height="115%"/>
      <style:text-properties officeooo:paragraph-rsid="002d12e8"/>
    </style:style>
    <style:style style:name="P18" style:family="paragraph" style:parent-style-name="Standard">
      <style:paragraph-properties fo:line-height="115%"/>
      <style:text-properties officeooo:paragraph-rsid="002e5641"/>
    </style:style>
    <style:style style:name="P19" style:family="paragraph" style:parent-style-name="Standard">
      <style:paragraph-properties fo:line-height="115%"/>
      <style:text-properties officeooo:paragraph-rsid="0036037d"/>
    </style:style>
    <style:style style:name="P20" style:family="paragraph" style:parent-style-name="Standard">
      <style:paragraph-properties fo:line-height="115%"/>
      <style:text-properties officeooo:paragraph-rsid="0039ceca"/>
    </style:style>
    <style:style style:name="P21" style:family="paragraph" style:parent-style-name="Standard">
      <style:paragraph-properties fo:line-height="115%"/>
      <style:text-properties officeooo:rsid="002e5641" officeooo:paragraph-rsid="002e5641"/>
    </style:style>
    <style:style style:name="P22" style:family="paragraph" style:parent-style-name="Standard">
      <style:paragraph-properties fo:line-height="115%"/>
      <style:text-properties officeooo:rsid="00303391" officeooo:paragraph-rsid="00303391"/>
    </style:style>
    <style:style style:name="P23" style:family="paragraph" style:parent-style-name="Standard">
      <style:paragraph-properties fo:line-height="115%"/>
      <style:text-properties officeooo:rsid="00314db3" officeooo:paragraph-rsid="00314db3"/>
    </style:style>
    <style:style style:name="P24" style:family="paragraph" style:parent-style-name="Standard">
      <style:paragraph-properties fo:line-height="115%"/>
      <style:text-properties officeooo:rsid="00331caf" officeooo:paragraph-rsid="00331caf"/>
    </style:style>
    <style:style style:name="P25" style:family="paragraph" style:parent-style-name="Standard">
      <style:paragraph-properties fo:line-height="115%"/>
      <style:text-properties officeooo:rsid="0034283c" officeooo:paragraph-rsid="0034283c"/>
    </style:style>
    <style:style style:name="P26" style:family="paragraph" style:parent-style-name="Standard">
      <style:paragraph-properties fo:line-height="115%"/>
      <style:text-properties officeooo:rsid="0036037d" officeooo:paragraph-rsid="0036037d"/>
    </style:style>
    <style:style style:name="P27" style:family="paragraph" style:parent-style-name="Standard">
      <style:paragraph-properties fo:line-height="115%"/>
      <style:text-properties officeooo:rsid="0036b19d" officeooo:paragraph-rsid="0036b19d"/>
    </style:style>
    <style:style style:name="P28" style:family="paragraph" style:parent-style-name="Standard">
      <style:paragraph-properties fo:line-height="115%"/>
      <style:text-properties officeooo:rsid="0038448e" officeooo:paragraph-rsid="0038448e"/>
    </style:style>
    <style:style style:name="P29" style:family="paragraph" style:parent-style-name="Standard">
      <style:paragraph-properties fo:line-height="115%"/>
      <style:text-properties fo:font-variant="normal" fo:text-transform="none" fo:color="#1d1c1d" style:font-name="Liberation Serif" fo:font-size="12pt" fo:letter-spacing="normal" fo:font-style="normal" fo:font-weight="normal" officeooo:rsid="0036037d" officeooo:paragraph-rsid="0036037d" style:font-size-asian="12pt" style:font-size-complex="12pt"/>
    </style:style>
    <style:style style:name="P30" style:family="paragraph" style:parent-style-name="Standard">
      <style:paragraph-properties fo:line-height="115%"/>
      <style:text-properties fo:font-variant="normal" fo:text-transform="none" fo:color="#1d1c1d" style:font-name="Liberation Serif" fo:font-size="12pt" fo:letter-spacing="normal" fo:font-style="normal" fo:font-weight="normal" officeooo:rsid="00390f60" officeooo:paragraph-rsid="00390f60" style:font-size-asian="12pt" style:font-size-complex="12pt"/>
    </style:style>
    <style:style style:name="P31" style:family="paragraph" style:parent-style-name="Standard">
      <style:paragraph-properties fo:line-height="115%"/>
      <style:text-properties officeooo:rsid="0039ceca" officeooo:paragraph-rsid="0039ceca"/>
    </style:style>
    <style:style style:name="P32" style:family="paragraph" style:parent-style-name="Standard">
      <style:paragraph-properties fo:margin-top="0.101cm" fo:margin-bottom="0.101cm" loext:contextual-spacing="false" fo:line-height="115%"/>
      <style:text-properties fo:font-weight="normal" officeooo:rsid="00227006" officeooo:paragraph-rsid="00227006" style:font-weight-asian="normal" style:font-weight-complex="normal"/>
    </style:style>
    <style:style style:name="P33" style:family="paragraph" style:parent-style-name="Standard">
      <style:paragraph-properties fo:margin-top="0.101cm" fo:margin-bottom="0.101cm" loext:contextual-spacing="false" fo:line-height="115%"/>
      <style:text-properties fo:font-weight="normal" officeooo:rsid="00232ac5" officeooo:paragraph-rsid="00232ac5" style:font-weight-asian="normal" style:font-weight-complex="normal"/>
    </style:style>
    <style:style style:name="P34" style:family="paragraph" style:parent-style-name="Standard">
      <style:paragraph-properties fo:margin-top="0.101cm" fo:margin-bottom="0.101cm" loext:contextual-spacing="false" fo:line-height="115%"/>
      <style:text-properties fo:font-weight="normal" officeooo:rsid="00245448" officeooo:paragraph-rsid="00245448" style:font-weight-asian="normal" style:font-weight-complex="normal"/>
    </style:style>
    <style:style style:name="P35" style:family="paragraph" style:parent-style-name="Standard">
      <style:paragraph-properties fo:margin-top="0.101cm" fo:margin-bottom="0.101cm" loext:contextual-spacing="false" fo:line-height="115%"/>
      <style:text-properties fo:font-weight="normal" officeooo:rsid="002c337f" officeooo:paragraph-rsid="002c337f" style:font-weight-asian="normal" style:font-weight-complex="normal"/>
    </style:style>
    <style:style style:name="P36" style:family="paragraph" style:parent-style-name="Standard">
      <style:paragraph-properties fo:margin-top="0.101cm" fo:margin-bottom="0.101cm" loext:contextual-spacing="false" fo:line-height="115%"/>
      <style:text-properties fo:font-weight="bold" officeooo:rsid="00232ac5" officeooo:paragraph-rsid="00232ac5" style:font-weight-asian="bold" style:font-weight-complex="bold"/>
    </style:style>
    <style:style style:name="P37" style:family="paragraph" style:parent-style-name="Standard">
      <style:paragraph-properties fo:margin-top="0.101cm" fo:margin-bottom="0.101cm" loext:contextual-spacing="false" fo:line-height="115%"/>
      <style:text-properties fo:font-weight="bold" officeooo:rsid="00245448" officeooo:paragraph-rsid="00245448" style:font-weight-asian="bold" style:font-weight-complex="bold"/>
    </style:style>
    <style:style style:name="P38" style:family="paragraph" style:parent-style-name="Standard">
      <style:paragraph-properties fo:margin-top="0.101cm" fo:margin-bottom="0.101cm" loext:contextual-spacing="false" fo:line-height="115%"/>
      <style:text-properties fo:font-weight="bold" officeooo:rsid="002731ad" officeooo:paragraph-rsid="002731ad" style:font-weight-asian="bold" style:font-weight-complex="bold"/>
    </style:style>
    <style:style style:name="P39" style:family="paragraph" style:parent-style-name="Standard">
      <style:paragraph-properties fo:margin-top="0.101cm" fo:margin-bottom="0.101cm" loext:contextual-spacing="false" fo:line-height="115%"/>
      <style:text-properties fo:font-weight="bold" officeooo:rsid="002aa14e" officeooo:paragraph-rsid="002aa14e" style:font-weight-asian="bold" style:font-weight-complex="bold"/>
    </style:style>
    <style:style style:name="P40" style:family="paragraph" style:parent-style-name="Standard">
      <style:paragraph-properties fo:margin-top="0.101cm" fo:margin-bottom="0.101cm" loext:contextual-spacing="false" fo:line-height="115%"/>
      <style:text-properties fo:font-weight="bold" officeooo:paragraph-rsid="002aa14e" style:font-weight-asian="bold" style:font-weight-complex="bold"/>
    </style:style>
    <style:style style:name="P41" style:family="paragraph" style:parent-style-name="Standard">
      <style:paragraph-properties fo:margin-top="0.101cm" fo:margin-bottom="0.101cm" loext:contextual-spacing="false" fo:line-height="115%"/>
      <style:text-properties fo:font-weight="bold" officeooo:rsid="002c337f" officeooo:paragraph-rsid="002c337f" style:font-weight-asian="bold" style:font-weight-complex="bold"/>
    </style:style>
    <style:style style:name="P42" style:family="paragraph" style:parent-style-name="Standard">
      <style:paragraph-properties fo:margin-top="0.101cm" fo:margin-bottom="0.101cm" loext:contextual-spacing="false" fo:line-height="115%"/>
      <style:text-properties officeooo:paragraph-rsid="002731ad"/>
    </style:style>
    <style:style style:name="P43" style:family="paragraph" style:parent-style-name="Standard">
      <style:paragraph-properties fo:margin-top="0.101cm" fo:margin-bottom="0.101cm" loext:contextual-spacing="false" fo:line-height="115%"/>
      <style:text-properties officeooo:paragraph-rsid="00284c1b"/>
    </style:style>
    <style:style style:name="P44" style:family="paragraph" style:parent-style-name="Standard">
      <style:paragraph-properties fo:margin-top="0.101cm" fo:margin-bottom="0.101cm" loext:contextual-spacing="false" fo:line-height="115%"/>
      <style:text-properties officeooo:paragraph-rsid="002971b1"/>
    </style:style>
    <style:style style:name="P45" style:family="paragraph" style:parent-style-name="Standard">
      <style:paragraph-properties fo:margin-top="0.101cm" fo:margin-bottom="0.101cm" loext:contextual-spacing="false" fo:line-height="115%"/>
      <style:text-properties officeooo:paragraph-rsid="002aa14e"/>
    </style:style>
    <style:style style:name="P46" style:family="paragraph" style:parent-style-name="Standard">
      <style:paragraph-properties fo:margin-top="0.101cm" fo:margin-bottom="0.101cm" loext:contextual-spacing="false" fo:line-height="115%"/>
      <style:text-properties style:font-name="Liberation Serif" fo:font-weight="normal" officeooo:rsid="00232ac5" officeooo:paragraph-rsid="00232ac5" style:font-weight-asian="normal" style:font-weight-complex="normal"/>
    </style:style>
    <style:style style:name="P47" style:family="paragraph" style:parent-style-name="Standard">
      <style:paragraph-properties fo:margin-top="0.101cm" fo:margin-bottom="0.101cm" loext:contextual-spacing="false" fo:line-height="115%"/>
      <style:text-properties officeooo:rsid="002aa14e" officeooo:paragraph-rsid="002aa14e"/>
    </style:style>
    <style:style style:name="T1" style:family="text">
      <style:text-properties officeooo:rsid="001b2420"/>
    </style:style>
    <style:style style:name="T2" style:family="text">
      <style:text-properties officeooo:rsid="001be90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5448" style:font-weight-asian="bold" style:font-weight-complex="bold"/>
    </style:style>
    <style:style style:name="T5" style:family="text">
      <style:text-properties fo:font-weight="bold" officeooo:rsid="002aa14e" style:font-weight-asian="bold" style:font-weight-complex="bold"/>
    </style:style>
    <style:style style:name="T6" style:family="text">
      <style:text-properties fo:font-weight="bold" officeooo:rsid="002d12e8" style:font-weight-asian="bold" style:font-weight-complex="bold"/>
    </style:style>
    <style:style style:name="T7" style:family="text">
      <style:text-properties officeooo:rsid="001f8b67"/>
    </style:style>
    <style:style style:name="T8" style:family="text">
      <style:text-properties officeooo:rsid="0020228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731ad" style:font-weight-asian="normal" style:font-weight-complex="normal"/>
    </style:style>
    <style:style style:name="T11" style:family="text">
      <style:text-properties fo:font-weight="normal" officeooo:rsid="002aa14e" style:font-weight-asian="normal" style:font-weight-complex="normal"/>
    </style:style>
    <style:style style:name="T12" style:family="text">
      <style:text-properties fo:font-weight="normal" officeooo:rsid="002d12e8" style:font-weight-asian="normal" style:font-weight-complex="normal"/>
    </style:style>
    <style:style style:name="T13" style:family="text">
      <style:text-properties fo:font-weight="normal" officeooo:rsid="002e5641" style:font-weight-asian="normal" style:font-weight-complex="normal"/>
    </style:style>
    <style:style style:name="T14" style:family="text">
      <style:text-properties fo:font-weight="normal" officeooo:rsid="002ea6d5" style:font-weight-asian="normal" style:font-weight-complex="normal"/>
    </style:style>
    <style:style style:name="T15" style:family="text">
      <style:text-properties fo:font-weight="normal" officeooo:rsid="00331caf" style:font-weight-asian="normal" style:font-weight-complex="normal"/>
    </style:style>
    <style:style style:name="T16" style:family="text">
      <style:text-properties officeooo:rsid="00245448"/>
    </style:style>
    <style:style style:name="T17" style:family="text">
      <style:text-properties fo:font-variant="normal" fo:text-transform="none" fo:color="#333333" style:text-line-through-style="none" style:text-line-through-type="none" style:font-name="noto serif" fo:font-size="12.75pt" fo:letter-spacing="normal" fo:font-style="normal" style:text-underline-style="none" fo:font-weight="normal" style:text-blinking="false" loext:padding="0cm" loext:border="none"/>
    </style:style>
    <style:style style:name="T18" style:family="text">
      <style:text-properties fo:font-variant="normal" fo:text-transform="none" fo:color="#333333" style:text-line-through-style="none" style:text-line-through-type="none" style:font-name="inherit" fo:font-size="12.75pt" fo:letter-spacing="normal" fo:font-style="normal" style:text-underline-style="none" fo:font-weight="normal" style:text-blinking="false" loext:padding="0cm" loext:border="none"/>
    </style:style>
    <style:style style:name="T19" style:family="text">
      <style:text-properties fo:font-variant="normal" fo:text-transform="none" fo:color="#333333" style:text-line-through-style="none" style:text-line-through-type="none" style:font-name="Liberation Serif" fo:font-size="12.75pt" fo:letter-spacing="normal" fo:font-style="normal" style:text-underline-style="none" fo:font-weight="normal" officeooo:rsid="002731ad" style:text-blinking="false" loext:padding="0cm" loext:border="none"/>
    </style:style>
    <style:style style:name="T20" style:family="text">
      <style:text-properties fo:font-variant="normal" fo:text-transform="none" fo:color="#333333" style:text-line-through-style="none" style:text-line-through-type="none" style:font-name="Liberation Serif" fo:font-size="12.75pt" fo:letter-spacing="normal" fo:font-style="normal" style:text-underline-style="none" fo:font-weight="normal" officeooo:rsid="00284c1b" style:text-blinking="false" loext:padding="0cm" loext:border="none"/>
    </style:style>
    <style:style style:name="T21" style:family="text">
      <style:text-properties fo:font-variant="normal" fo:text-transform="none" fo:color="#202124" style:font-name="Roboto" fo:font-size="10.5pt" fo:letter-spacing="normal" fo:font-style="normal" fo:font-weight="normal"/>
    </style:style>
    <style:style style:name="T22" style:family="text">
      <style:text-properties style:font-name="Liberation Serif" fo:font-weight="normal" officeooo:rsid="00284c1b" style:font-weight-asian="normal" style:font-weight-complex="normal"/>
    </style:style>
    <style:style style:name="T23" style:family="text">
      <style:text-properties officeooo:rsid="002971b1"/>
    </style:style>
    <style:style style:name="T24" style:family="text">
      <style:text-properties officeooo:rsid="002aa14e"/>
    </style:style>
    <style:style style:name="T25" style:family="text">
      <style:text-properties officeooo:rsid="0036037d"/>
    </style:style>
    <style:style style:name="T26" style:family="text">
      <style:text-properties officeooo:rsid="00390f60"/>
    </style:style>
    <style:style style:name="T27" style:family="text">
      <style:text-properties officeooo:rsid="0039ce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teúdo Git 1:</text:p>
      <text:p text:style-name="P9"/>
      <text:p text:style-name="P9">Branches: versão independente e editável que se cria de um código.</text:p>
      <text:p text:style-name="P9">Branchs Master: onde se deixa o código principal.</text:p>
      <text:p text:style-name="P9">Merge: Fusão ou mesclagem. Quando se faz a fusão <text:s/>de alterações feias em um arquivo.</text:p>
      <text:p text:style-name="P9"/>
      <text:p text:style-name="P10"><text:span text:style-name="T3">Começando com o git:</text:span><text:line-break/></text:p>
      <text:p text:style-name="P10">Criar uma pasta em um diretório qualquer: mkdir nomePasta</text:p>
      <text:p text:style-name="P10">Navegar até a pasta: cd nomePasta</text:p>
      <text:p text:style-name="P10">Começar um novo repositório vinculado ao git dentro da pasta criada: git init<text:line-break/>Verificar o status da pasta criada: git status</text:p>
      <text:p text:style-name="P10">Criar um arquivo qualquer dentro da pasta: touch nomearquivo.txt</text:p>
      <text:p text:style-name="P10"/>
      <text:p text:style-name="P10">Antes de comitar, deve-se adicionar o que será comitado!</text:p>
      <text:p text:style-name="P10"/>
      <text:p text:style-name="P10">Adicionando arquivo: git add nomearquivo.txt</text:p>
      <text:p text:style-name="P11">Comitando o arquivo adicionado: <text:s/>git commit -m “my first commit”</text:p>
      <text:p text:style-name="P12">Histórico de Commit: git log</text:p>
      <text:p text:style-name="P11"/>
      <text:p text:style-name="P11">___________________________________</text:p>
      <text:p text:style-name="P11"/>
      <text:p text:style-name="P13"/>
      <text:p text:style-name="P1">Anotações Aula <text:span text:style-name="T8">1:</text:span></text:p>
      <text:p text:style-name="P14"/>
      <text:p text:style-name="P15">Untracked: não está listada pra ir pra dentro de um commit.</text:p>
      <text:p text:style-name="P15">Tracked: preparado <text:span text:style-name="T7">para commit.</text:span></text:p>
      <text:p text:style-name="P15"/>
      <text:p text:style-name="P15">Se tiver untracked: </text:p>
      <text:p text:style-name="P15">git add form.html (para add só um arquivo especifico <text:span text:style-name="T2">(pra não adicionar tudo)</text:span> <text:span text:style-name="T7">) </text:span>– PREPARAR PARA COMMIT!)</text:p>
      <text:p text:style-name="P15"/>
      <text:p text:style-name="P12">Exemplo de como dar commit:</text:p>
      <text:p text:style-name="P15">-m: define a msg!</text:p>
      <text:p text:style-name="P15"/>
      <text:p text:style-name="P15">Git commit -m “C0” </text:p>
      <text:p text:style-name="P15">Git commit -m “C1” </text:p>
      <text:p text:style-name="P15">Git commit -m “C2” </text:p>
      <text:p text:style-name="P15"/>
      <text:p text:style-name="P16">Branch: cópia exata do código que está sendo desenvolvido.</text:p>
      <text:p text:style-name="P16"><text:line-break/><text:span text:style-name="T1">git checkout nomeBranch – Trocar de branch</text:span></text:p>
      <text:p text:style-name="P16"/>
      <text:p text:style-name="P4">Merge: Pegar alteração de uma branch e juntar em outra. </text:p>
      <text:p text:style-name="P4"/>
      <text:p text:style-name="P4"/>
      <text:p text:style-name="P4"><text:soft-page-break/>Exemplo:</text:p>
      <text:p text:style-name="P4"/>
      <text:p text:style-name="P4">eu quero na master juntar o que tem na branch X<text:line-break/>git checkout master</text:p>
      <text:p text:style-name="P4">git merge newform</text:p>
      <text:p text:style-name="P4"/>
      <text:p text:style-name="P2">Conteúdo Git 2:</text:p>
      <text:p text:style-name="P2"/>
      <text:p text:style-name="P3">Clonando algo:</text:p>
      <text:p text:style-name="P2"/>
      <text:p text:style-name="P5">Criar um repositório e navegar até ele, feito isto, realizar um clone do Url do repositório:</text:p>
      <text:p text:style-name="P5"/>
      <text:p text:style-name="P5">Clonar um repositório: git clone urlDoRepositório</text:p>
      <text:p text:style-name="P5"/>
      <text:p text:style-name="P3">Git log:</text:p>
      <text:p text:style-name="P3"/>
      <text:p text:style-name="P32">Criar uma pasta e navegar para ela.</text:p>
      <text:p text:style-name="P32">Criar dois arquivos: arq1.txt e arq2.txt</text:p>
      <text:p text:style-name="P32">Verificar com <text:span text:style-name="T3">git log </text:span>para saber a situação e a seguinte msg será exibida: <text:line-break/>“fatal: your current branch 'master' does not have any commits yet”</text:p>
      <text:p text:style-name="P32">Adicionar arquivos para serem comitados: <text:span text:style-name="T3">git add .</text:span></text:p>
      <text:p text:style-name="P32">Utilizar<text:span text:style-name="T3"> git commit -m “escreve uma msg”</text:span>, para realizar o commit.</text:p>
      <text:p text:style-name="P32">Utilizando o <text:span text:style-name="T3">git log</text:span>, mostrar-se-á os logs dos commits.</text:p>
      <text:p text:style-name="P32">Adicionar um linha em um dos arquivos criados: cat &gt;&gt; arq1.txt</text:p>
      <text:p text:style-name="P32">Adicionar em stage pra commit: <text:span text:style-name="T3">git add . </text:span>OU <text:span text:style-name="T3">git add nomeDoArquivo</text:span></text:p>
      <text:p text:style-name="P33">Utilizando o comando git log, será exibido todo o histórico de commits, porém, se for utilizado o comando <text:span text:style-name="T3">git log nomeArquivo</text:span>, será mostrado apenas o histórico correspondente ao mesmo. </text:p>
      <text:p text:style-name="P32"/>
      <text:p text:style-name="P36">Git remove:</text:p>
      <text:p text:style-name="P36"/>
      <text:p text:style-name="P33">Dando prosseguimento ao tema anterior, criar um arquivo chamado arq3.txt.<text:line-break/>Adicionar para commit: <text:span text:style-name="T3">git add .</text:span></text:p>
      <text:p text:style-name="P33">Commitar: <text:span text:style-name="T3">git commit -m “alguma frase”</text:span></text:p>
      <text:p text:style-name="P33">Delatar o arquivo: rm nomeDoArquivo</text:p>
      <text:p text:style-name="P33">Para o arquivo ser efetivamente excluído, deve-se realizar <text:span text:style-name="T16">o comando “</text:span><text:span text:style-name="T4">git add .</text:span><text:span text:style-name="T16">” e </text:span>um commit do mesmo: <text:span text:style-name="T3">git commit -m”msg”</text:span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oft-page-break/><text:span text:style-name="T3"/></text:p>
      <text:p text:style-name="P37">Restaurar um arquivo removido:</text:p>
      <text:p text:style-name="P37"/>
      <text:p text:style-name="P33"><text:span text:style-name="T16">Utilizar o comando: </text:span><text:span text:style-name="T3">git log --diff-filter=D –summary</text:span></text:p>
      <text:p text:style-name="P34">Feito isto, utilizar o comando:</text:p>
      <text:p text:style-name="P34"><text:tab/><text:tab/><text:tab/><text:tab/><text:tab/><text:tab/><text:tab/><text:tab/><text:tab/>\/ nome do arquvo</text:p>
      <text:p text:style-name="P34"><text:span text:style-name="T3">git checkout be904225713231655f62717f079ae3ebde31e9a8~1 arq3.txt</text:span><text:line-break/> <text:s text:c="23"/>/\ pegar este número grande <text:s text:c="30"/>/\ colocar o til + 1 <text:s text:c="10"/></text:p>
      <text:p text:style-name="P34"/>
      <text:p text:style-name="P34">Consolidar a mudança com <text:span text:style-name="T3">git add . </text:span>+ <text:span text:style-name="T3">git commit -m”uma msg”</text:span></text:p>
      <text:p text:style-name="P34"/>
      <text:p text:style-name="P38">Git ignore:</text:p>
      <text:p text:style-name="P38"/>
      <text:p text:style-name="P42"><text:span text:style-name="T10">Acessar o endereço: </text:span><text:a xlink:type="simple" xlink:href="http://gitignore.io/" text:style-name="Internet_20_link" text:visited-style-name="Visited_20_Internet_20_Link"><text:span text:style-name="T17">http://</text:span></text:a><text:a xlink:type="simple" xlink:href="http://gitignore.io/" text:style-name="Internet_20_link" text:visited-style-name="Visited_20_Internet_20_Link"><text:span text:style-name="Strong_20_Emphasis"><text:span text:style-name="T18">gitignore.io</text:span></text:span></text:a><text:span text:style-name="Strong_20_Emphasis"><text:span text:style-name="T17"> </text:span></text:span></text:p>
      <text:p text:style-name="P42"><text:span text:style-name="Strong_20_Emphasis"><text:span text:style-name="T19">Lançar o tipo de projeto que está trabalha. Ex.: Csharp.</text:span></text:span></text:p>
      <text:p text:style-name="P43"><text:span text:style-name="Strong_20_Emphasis"><text:span text:style-name="T20">Salvar o arquivo na pasta normalmente com o nome .gitignore.txt</text:span></text:span></text:p>
      <text:p text:style-name="P43"><text:span text:style-name="Strong_20_Emphasis"><text:span text:style-name="T20">Adicionar para estado de commit e commitar.<text:line-break/><text:line-break/>Obs.:</text:span></text:span></text:p>
      <text:p text:style-name="P43"><text:span text:style-name="Strong_20_Emphasis"><text:span text:style-name="T20">Se o seu repositório já possuir arquivos cobertos pelo .gitignore já comittados, será necessário executar o comando git rm -r --cached substituindo &lt;arquivos cobertos&gt; pelos arquivos que devem ser removidos do repositório e, depois de fazer essa operação, só então executar git add .gitignore e git commit -m "Adds .gitignore file";</text:span></text:span></text:p>
      <text:p text:style-name="P46"/>
      <text:p text:style-name="P43"><text:span text:style-name="T22">Fonte: </text:span><text:a xlink:type="simple" xlink:href="https://fjorgemota.com/gitignore-ou-como-ignorar-arquivos-no-git/" text:style-name="Internet_20_link" text:visited-style-name="Visited_20_Internet_20_Link">https://fjorgemota.com/gitignore-ou-como-ignorar-arquivos-no-git/</text:a></text:p>
      <text:p text:style-name="P44"><text:span text:style-name="T23">Fonte2: </text:span><text:a xlink:type="simple" xlink:href="https://docs.github.com/pt/github/using-git/ignoring-files" text:style-name="Internet_20_link" text:visited-style-name="Visited_20_Internet_20_Link">https://docs.github.com/pt/github/using-git/ignoring-files</text:a></text:p>
      <text:p text:style-name="P43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9"><text:soft-page-break/>Git Push, Pull, Fetch</text:p>
      <text:p text:style-name="P39"/>
      <text:p text:style-name="P45"><text:span text:style-name="T5">Add:</text:span><text:span text:style-name="T11"><text:line-break/>git remote <text:s/>add origin urlName</text:span></text:p>
      <text:p text:style-name="P39">Remover:</text:p>
      <text:p text:style-name="P45"><text:span text:style-name="T11">git remove rm origin</text:span></text:p>
      <text:p text:style-name="P47"><text:span text:style-name="T9"/></text:p>
      <text:p text:style-name="P40"><text:span text:style-name="T24">Pegar uma branch e atualizar todas as informações que o github sabe sobre ela:</text:span></text:p>
      <text:p text:style-name="P47"><text:span text:style-name="T9">git <text:s/>checkou branch1</text:span></text:p>
      <text:p text:style-name="P47"><text:span text:style-name="T9">git pull origin</text:span></text:p>
      <text:p text:style-name="P32"/>
      <text:p text:style-name="P41">Mandar uma atualização feita no computador:</text:p>
      <text:p text:style-name="P35">git push origin</text:p>
      <text:p text:style-name="P35">digitar usuário e senha<text:lin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7"><text:soft-page-break/><text:span text:style-name="T6">Anotações:</text:span><text:span text:style-name="T12"><text:line-break/><text:line-break/>Push e Pull tem a ver com a sincronização do projeto. Ex.: 5 pessoas num projeto, cada pessoa trabalhando, para manter sincronizado, deve-se realizar push ou pull.</text:span></text:p>
      <text:p text:style-name="P6"/>
      <text:p text:style-name="P7">Como saber se o repositório é ou não REMOTO? <text:line-break/>git remote -v</text:p>
      <text:p text:style-name="P7"/>
      <text:p text:style-name="P7">git init = trabalhar sozinho</text:p>
      <text:p text:style-name="P7">git clone = pegar todos os arquivo com históricos de modificações</text:p>
      <text:p text:style-name="P7"/>
      <text:p text:style-name="P8">git branch azul </text:p>
      <text:p text:style-name="P18"><text:span text:style-name="T13">git checkout azul – trocar de branch, mudar a referência de commit .</text:span></text:p>
      <text:p text:style-name="P18"><text:span text:style-name="T13"/></text:p>
      <text:p text:style-name="P21"><text:span text:style-name="T9">Git pull – atualização das coisas que aconteceram no repositório. Juntar o que já temos. </text:span></text:p>
      <text:p text:style-name="P21"><text:span text:style-name="T9">Git clone – </text:span><text:span text:style-name="T14">clonar o repositório basicamente.</text:span></text:p>
      <text:p text:style-name="P21"><text:span text:style-name="T14"/></text:p>
      <text:p text:style-name="P22"><text:span text:style-name="T14">O</text:span><text:span text:style-name="T9">rigin = Remoto</text:span></text:p>
      <text:p text:style-name="P22"><text:span text:style-name="T9"/></text:p>
      <text:p text:style-name="P23"><text:span text:style-name="T9">git pull, puxa as mudanças da branch remota para a branc</text:span><text:span text:style-name="T15">h</text:span><text:span text:style-name="T9"> local</text:span></text:p>
      <text:p text:style-name="P24"><text:span text:style-name="T9">git push, empurra as alterações que eu fiz, para o repositório remoto</text:span></text:p>
      <text:p text:style-name="P23"><text:span text:style-name="T9"/></text:p>
      <text:p text:style-name="P24"><text:span text:style-name="T9">git add . preparar tudo pra commit</text:span></text:p>
      <text:p text:style-name="P24"><text:span text:style-name="T9"/></text:p>
      <text:p text:style-name="P24"><text:span text:style-name="T9">Merge Pull Request(no GitHub)</text:span></text:p>
      <text:p text:style-name="P24"><text:span text:style-name="T9">Adiciona as mudanças de uma branch na outra.</text:span></text:p>
      <text:p text:style-name="P24"><text:span text:style-name="T9"/></text:p>
      <text:p text:style-name="P25"><text:span text:style-name="T9">Para dar um push, deve-se anteriormente dar um </text:span><text:span text:style-name="T3">add</text:span><text:span text:style-name="T9"> e </text:span><text:span text:style-name="T3">commitar</text:span><text:span text:style-name="T9">.</text:span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4"><text:span text:style-name="T9"/></text:p>
      <text:p text:style-name="P26"><text:soft-page-break/>Quero trabalhar paralelamente:</text:p>
      <text:p text:style-name="P27">SEMPRE CRIAR UMA BRANCH!!!</text:p>
      <text:p text:style-name="P26"/>
      <text:p text:style-name="P26">1- Clonar o repositorio</text:p>
      <text:p text:style-name="P26">2 – git branch dev</text:p>
      <text:p text:style-name="P26">3 – git checkout dev</text:p>
      <text:p text:style-name="P26">4 – touch turmar7.txt</text:p>
      <text:p text:style-name="P26">5 – inserir conteúdo</text:p>
      <text:p text:style-name="P26">6 – add</text:p>
      <text:p text:style-name="P26">7 – commit</text:p>
      <text:p text:style-name="P19"><text:span text:style-name="T25">8 – git push -u origin dev (-u cria uma referência)</text:span></text:p>
      <text:p text:style-name="P26"/>
      <text:p text:style-name="P29"><text:span text:style-name="T26">Dica: </text:span><text:span text:style-name="T3">git checkout -b nome_da_nova_branch</text:span></text:p>
      <text:p text:style-name="P30">Cria a branch e já entra nela!</text:p>
      <text:p text:style-name="P26"/>
      <text:p text:style-name="P20"><text:span text:style-name="T27">Dica: </text:span><text:span text:style-name="T21">git add arquivo &amp;&amp; git commit -m "msg"</text:span></text:p>
      <text:p text:style-name="P31"><text:span text:style-name="T21">Add e Commitar ao mesmo tempo!</text:span></text:p>
      <text:p text:style-name="P28">pull request: solicitação de incluir trabalho dentro da Master. </text:p>
      <text:p text:style-name="P28">Forma do time apoiar a inserção de algo importante dentro da Master.</text:p>
      <text:p text:style-name="P24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Slack-Lato" svg:font-family="Slack-Lato, appleLogo, sans-serif"/>
    <style:font-face style:name="inherit" svg:font-family="inherit"/>
    <style:font-face style:name="noto serif" svg:font-family="'noto serif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6:21:34.337897263</meta:creation-date>
    <dc:date>2020-08-18T18:29:30.844732554</dc:date>
    <meta:editing-duration>PT2H9M55S</meta:editing-duration>
    <meta:editing-cycles>20</meta:editing-cycles>
    <meta:generator>LibreOffice/6.4.4.2$Linux_X86_64 LibreOffice_project/40$Build-2</meta:generator>
    <meta:document-statistic meta:table-count="0" meta:image-count="0" meta:object-count="0" meta:page-count="6" meta:paragraph-count="104" meta:word-count="836" meta:character-count="5219" meta:non-whitespace-character-count="4382"/>
  </office:meta>
</office:document-meta>
</file>